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center" draw:textarea-vertical-align="botto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ccffcc" draw:textarea-horizontal-align="center" draw:textarea-vertical-align="middl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Requirements Team</text:p>
            <text:p/>
            <text:p>Phase 0</text:p>
            <text:p>Specification by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hase 0: Planning phase before development starts</text:p>
              </text:list-item>
              <text:list-item>
                <text:p>Sprint 0: Initial technical development sprint to set up technical infrastructure and system architecture, developing only one or a few user stories</text:p>
              </text:list-item>
              <text:list-item>
                <text:p>Specification by Example: Each sprint starts with defining and automating concrete examples of how the system should beha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draw:rect draw:style-name="gr2" draw:text-style-name="P2" draw:layer="layout" svg:width="18cm" svg:height="4cm" svg:x="8.5cm" svg:y="8cm">
          <text:p text:style-name="P2">Scrum Development</text:p>
        </draw:rect>
        <draw:rect draw:style-name="gr2" draw:text-style-name="P3" draw:layer="layout" svg:width="6.5cm" svg:height="4cm" svg:x="1.5cm" svg:y="8cm">
          <text:p text:style-name="P3">Planning</text:p>
        </draw:rect>
        <draw:ellipse draw:style-name="gr3" draw:text-style-name="P3" draw:layer="layout" svg:width="5.024cm" svg:height="2.5cm" svg:x="2cm" svg:y="8.5cm">
          <text:p text:style-name="P3">Phase 0</text:p>
        </draw:ellipse>
        <draw:frame presentation:style-name="pr3" draw:layer="layout" svg:width="25.199cm" svg:height="3.506cm" svg:x="1.5cm" svg:y="0.994cm" presentation:class="title" presentation:user-transformed="true">
          <draw:text-box>
            <text:p>Timeline</text:p>
          </draw:text-box>
        </draw:frame>
        <draw:ellipse draw:style-name="gr3" draw:text-style-name="P3" draw:layer="layout" svg:width="5.025cm" svg:height="2.5cm" svg:x="8.975cm" svg:y="8.5cm">
          <text:p text:style-name="P3">Sprint 0</text:p>
        </draw:ellipse>
        <draw:path draw:style-name="gr4" draw:text-style-name="P4" draw:layer="layout" svg:width="1.119cm" svg:height="2.194cm" svg:x="9.178cm" svg:y="8.644cm" svg:viewBox="0 0 1120 2195" svg:d="M1066 2180c-400-115-688-258-919-457-57-49-105-97-147-146v-959c42-49 90-97 147-145 231-200 519-343 919-458 18-5 36-10 54-15v2195c-18-5-36-10-54-15z">
          <text:p text:style-name="P3"><text:span text:style-name="T1">SbE</text:span></text:p>
        </draw:path>
        <draw:ellipse draw:style-name="gr3" draw:text-style-name="P3" draw:layer="layout" svg:width="5.025cm" svg:height="2.5cm" svg:x="14.475cm" svg:y="8.5cm">
          <text:p text:style-name="P3">Sprint 1</text:p>
        </draw:ellipse>
        <draw:path draw:style-name="gr4" draw:text-style-name="P4" draw:layer="layout" svg:width="1.119cm" svg:height="2.194cm" svg:x="14.678cm" svg:y="8.644cm" svg:viewBox="0 0 1120 2195" svg:d="M1066 2180c-400-115-688-258-919-457-57-49-105-97-147-146v-959c42-49 90-97 147-145 231-200 519-343 919-458 18-5 36-10 54-15v2195c-18-5-36-10-54-15z">
          <text:p text:style-name="P3"><text:span text:style-name="T1">SbE</text:span></text:p>
        </draw:path>
        <draw:ellipse draw:style-name="gr3" draw:text-style-name="P3" draw:layer="layout" svg:width="5.025cm" svg:height="2.5cm" svg:x="21cm" svg:y="8.5cm">
          <text:p text:style-name="P3">Sprint n</text:p>
        </draw:ellipse>
        <draw:path draw:style-name="gr4" draw:text-style-name="P4" draw:layer="layout" svg:width="1.119cm" svg:height="2.194cm" svg:x="21.203cm" svg:y="8.644cm" svg:viewBox="0 0 1120 2195" svg:d="M1066 2180c-400-115-688-258-919-457-57-49-105-97-147-146v-959c42-49 90-97 147-145 231-200 519-343 919-458 18-5 36-10 54-15v2195c-18-5-36-10-54-15z">
          <text:p text:style-name="P3"><text:span text:style-name="T1">SbE</text:span></text:p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lann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ig Design Up Front = BAD!</text:p>
              </text:list-item>
              <text:list-item>
                <text:p>YAG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crum Phases and Processes</text:p>
          </draw:text-box>
        </draw:frame>
        <draw:frame presentation:style-name="pr4" draw:layer="layout" svg:width="25.199cm" svg:height="14.369cm" svg:x="1.4cm" svg:y="4.914cm" presentation:class="outline" presentation:user-transformed="true">
          <draw:text-box>
            <text:list text:style-name="L3">
              <text:list-item>
                <text:p>According to SCRUMstudy:</text:p>
              </text:list-item>
              <text:list-item>
                <text:p>Scrum processes address the specific activities and flow of a Scrum project. In total there are 19 processes in SBOK™ Guide which are grouped into following five phases:</text:p>
                <text:list>
                  <text:list-item>
                    <text:p>Initiate</text:p>
                  </text:list-item>
                  <text:list-item>
                    <text:p>Plan and Estimate</text:p>
                  </text:list-item>
                  <text:list-item>
                    <text:p>Implement</text:p>
                  </text:list-item>
                  <text:list-item>
                    <text:p>Review and Retrospect</text:p>
                  </text:list-item>
                  <text:list-item>
                    <text:p>Rele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cesses in the Initiate Pha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reate Project Vision</text:p>
              </text:list-item>
              <text:list-item>
                <text:p>Identify Scrum Master and Stakeholder(s)</text:p>
              </text:list-item>
              <text:list-item>
                <text:p>Form Scrum Team</text:p>
              </text:list-item>
              <text:list-item>
                <text:p>Develop Epic(s)</text:p>
              </text:list-item>
              <text:list-item>
                <text:p>Create Prioritized Product Backlog</text:p>
              </text:list-item>
              <text:list-item>
                <text:p>Conduct Release Pla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1M33S</meta:editing-duration>
    <meta:editing-cycles>11</meta:editing-cycles>
    <meta:generator>OpenOffice/4.1.5$Win32 OpenOffice.org_project/415m1$Build-9789</meta:generator>
    <dc:date>2018-03-03T16:57:07.24</dc:date>
    <dc:creator>Henrik Arro</dc:creator>
    <meta:document-statistic meta:object-count="63"/>
  </office:meta>
</office:document-meta>
</file>